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0958333333333cm" style:use-optimal-column-width="true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10.662708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04333333333333cm" style:use-optimal-column-width="true"/>
    </style:style>
    <style:style style:name="co6" style:family="table-column">
      <style:table-column-properties fo:break-before="auto" style:column-width="0.3175cm"/>
    </style:style>
    <style:style style:name="co7" style:family="table-column">
      <style:table-column-properties fo:break-before="auto" style:column-width="10.6891666666667cm" style:use-optimal-column-width="true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6.93208333333333cm" style:use-optimal-column-width="true"/>
    </style:style>
    <style:style style:name="co10" style:family="table-column">
      <style:table-column-properties fo:break-before="auto" style:column-width="5.52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bra_Mi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Us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wling &amp; Strain-Relief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unting Libra to Cowling &amp; Replace Motor-Screws for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X-Carri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Spac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mbilical PCB to Mounting Plate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Orbiter_v2_0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Where us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owling &amp; Strain-Relief Spac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rbiter to Cowling &amp; Strain-Relief to X-Carri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rain-Relief to Spac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mbilical PCB to Mounting Plate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Sherpa_Micro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Motor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cro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s for more Thread for the Spacers to engage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Motor Screws for more Thread for the Spacers to engage wi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Sherpa_Mini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wling &amp; 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eplace Motor Mount Screw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herpa Mini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TBG-Lite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2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30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Screw for PTFE-Hol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GB-Lite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F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Top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25 BHC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place Bottom Motor Screw for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Vz-Hextrudort_Low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1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Quantity</text:p>
          </table:table-cell>
          <table:table-cell table:style-name="ce1"/>
          <table:table-cell office:value-type="string" table:style-name="ce2">
            <text:p>Where us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5x4 Heatset Insert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n-Relief Spac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12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z-Hextrudort to Cowl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8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X-Carri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n-Relief to Spacer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Standard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Alternate-Strain-Relief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 Umbilical-PCB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3x6 BHC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Umbilical PCB to Mounting Plate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acob Großstück</meta:initial-creator>
    <dc:creator>Jacob Großstück</dc:creator>
    <meta:creation-date>2023-02-23T17:52:16Z</meta:creation-date>
    <dc:date>2023-02-24T18:11:04Z</dc:date>
  </office:meta>
</office:document-meta>
</file>